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b73" officeooo:paragraph-rsid="00072b73"/>
    </style:style>
    <style:style style:name="P2" style:family="paragraph" style:parent-style-name="Standard">
      <style:text-properties officeooo:rsid="0008696c" officeooo:paragraph-rsid="0008696c"/>
    </style:style>
    <style:style style:name="P3" style:family="paragraph" style:parent-style-name="Standard">
      <style:text-properties officeooo:rsid="000aaa8d" officeooo:paragraph-rsid="000aaa8d"/>
    </style:style>
    <style:style style:name="P4" style:family="paragraph" style:parent-style-name="Standard">
      <style:text-properties officeooo:rsid="000c50c8" officeooo:paragraph-rsid="000c50c8"/>
    </style:style>
    <style:style style:name="T1" style:family="text">
      <style:text-properties officeooo:rsid="00072b73"/>
    </style:style>
    <style:style style:name="T2" style:family="text">
      <style:text-properties officeooo:rsid="0007a1ee"/>
    </style:style>
    <style:style style:name="T3" style:family="text">
      <style:text-properties officeooo:rsid="0008ef49"/>
    </style:style>
    <style:style style:name="T4" style:family="text">
      <style:text-properties officeooo:rsid="000c50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he Catcher in the </text:span><text:span text:style-name="T3">R</text:span><text:span text:style-name="T1">ye” is a 1951 novel written by J.D. Salinger. The story is narrated by a teenage boy named Holden Caulfield, who is having a mental breakdown and has ben expelled from his boarding school in Pennsylvania. Throughout the novel, Holden wanders around New York </text:span><text:span text:style-name="T2">City</text:span><text:span text:style-name="T1"> and tries to make sense of his life.</text:span></text:p>
      <text:p text:style-name="P1">The <text:span text:style-name="T2">story is about Holden’s struggles growing up and his alienation from society. Holden is unable to connect with the people around him, like his parents, teachers, and other people his age. He is disillusioned with the world and feels that everything around him is fake.</text:span></text:p>
      <text:p text:style-name="P2">In his journey, Holden goes to various places in New York. There, he meets different people, including his former girlfriend, Jane, and his younger sister, Phoebe. He also runs into other characters, like his roommate, and a prostitute. But Holden is unable to find any real connection with any of them.</text:p>
      <text:p text:style-name="P2">The central theme of the novel is the conflict between innocence and experience. Holden is stuck in a state of innocence: unable to accept the harsh realities of the world. He wants to protect <text:span text:style-name="T3">children and their innocence and views himself as a catcher in the rye who saves children from falling off a cliff into adulthood, disgusted by the world of adults and the fake people who inhabit it.</text:span></text:p>
      <text:p text:style-name="P3">Another important theme in the novel is the struggle with identity. Holden is unsure of who he is and who he wants to become. He is at odds with the world around him and doesn’t fit into the traditional roles and expectations of society. Holden’s struggle with his identity is made more complex by his mental ilness, which makes it difficult to understand himself and his place in the world.</text:p>
      <text:p text:style-name="P3">“The Catcher in the Rye” is a powerful coming-of-age novel that explores the struggles of growing up and the challenges of finding your place in the world. <text:span text:style-name="T4">Through Holden’s journey, the novel captures the angst and confusion that many teenagers feel as they become adults. The novel’s themes of innocence, experience, and identity are timeless and resonate with readers today.</text:span></text:p>
      <text:p text:style-name="P4">(354 word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2T18:03:02.370405304</meta:creation-date>
    <dc:date>2023-05-22T23:45:34.129047934</dc:date>
    <meta:editing-duration>PT11S</meta:editing-duration>
    <meta:editing-cycles>1</meta:editing-cycles>
    <meta:document-statistic meta:table-count="0" meta:image-count="0" meta:object-count="0" meta:page-count="1" meta:paragraph-count="7" meta:word-count="356" meta:character-count="2065" meta:non-whitespace-character-count="1716"/>
    <meta:generator>LibreOffice/6.4.7.2$Linux_X86_64 LibreOffice_project/40$Build-2</meta:generator>
  </office:meta>
</office:document-meta>
</file>